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="bitmap" draw:fill-color="#ffffff" draw:fill-image-name="_35__20_Percent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9.174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4.837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3.09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2.57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683cm" fo:padding-top="0.178cm" fo:padding-bottom="0.178cm" fo:padding-left="0.303cm" fo:padding-right="0.30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9.637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3cm" fo:min-width="21.709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2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7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98cm"/>
    </style:style>
    <style:style style:name="gr29" style:family="graphic" style:parent-style-name="standard">
      <style:graphic-properties draw:textarea-horizontal-align="justify" draw:textarea-vertical-align="middle" draw:auto-grow-height="false" fo:min-height="1.005cm" fo:min-width="0cm"/>
    </style:style>
    <style:style style:name="gr3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43cm" fo:min-width="0cm"/>
    </style:style>
    <style:style style:name="gr3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938cm"/>
    </style:style>
    <style:style style:name="gr3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.514cm"/>
    </style:style>
    <style:style style:name="gr4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449cm" fo:min-width="0cm"/>
    </style:style>
    <style:style style:name="gr44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2.792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0.448cm" fo:min-width="16.849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56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3.244cm" fo:min-width="9.594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1">
      <style:graphic-properties draw:stroke="solid" svg:stroke-width="0.106cm" svg:stroke-color="#81d41a" draw:marker-start-width="0.359cm" draw:marker-end-width="0.359cm" draw:fill-color="#ffffff" draw:textarea-horizontal-align="justify" draw:textarea-vertical-align="middle" draw:auto-grow-height="false" fo:min-height="1.644cm" fo:min-width="5.194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6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cm" fo:min-width="0.487cm"/>
    </style:style>
    <style:style style:name="gr68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9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70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7.044cm" fo:min-width="8.794cm" fo:padding-top="0.178cm" fo:padding-bottom="0.178cm" fo:padding-left="0.303cm" fo:padding-right="0.303cm"/>
      <style:paragraph-properties style:writing-mode="lr-tb"/>
    </style:style>
    <style:style style:name="gr71" style:family="graphic" style:parent-style-name="standard" style:list-style-name="L1">
      <style:graphic-properties draw:stroke="solid" svg:stroke-width="0.106cm" svg:stroke-color="#800080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0cm" fo:min-width="8.339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5.265cm" fo:min-width="0cm"/>
    </style:style>
    <style:style style:name="gr74" style:family="graphic" style:parent-style-name="standard">
      <style:graphic-properties draw:textarea-horizontal-align="justify" draw:textarea-vertical-align="middle" draw:auto-grow-height="false" fo:min-height="1.257cm" fo:min-width="0cm"/>
    </style:style>
    <style:style style:name="gr75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font-size="17.8999996185303pt" fo:font-weight="bold"/>
    </style:style>
    <style:style style:name="P3" style:family="paragraph">
      <loext:graphic-properties draw:fill="bitmap" draw:fill-color="#ffffff" draw:fill-image-name="_35__20_Percent"/>
      <style:paragraph-properties fo:text-align="center" style:writing-mode="lr-tb"/>
      <style:text-properties fo:font-size="17.8999996185303pt" fo:font-weight="bold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color="#1c1c1c" fo:font-size="17.8999996185303pt" fo:font-weight="bold"/>
    </style:style>
    <style:style style:name="P10" style:family="paragraph">
      <loext:graphic-properties draw:fill-color="#ffffff"/>
      <style:paragraph-properties fo:text-align="center" style:writing-mode="lr-tb"/>
      <style:text-properties fo:color="#1c1c1c" fo:font-size="17.8999996185303pt" fo:font-weight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5" style:family="paragraph">
      <loext:graphic-properties draw:fill="bitmap" draw:fill-color="#ffffff" draw:fill-image-name="_35__20_Percent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7.8999996185303pt" fo:font-weight="bold"/>
    </style:style>
    <style:style style:name="P43" style:family="paragraph">
      <loext:graphic-properties draw:fill="none" draw:fill-color="#81d41a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7.8999996185303pt" fo:font-weight="bold"/>
    </style:style>
    <style:style style:name="P44" style:family="paragraph">
      <loext:graphic-properties draw:fill="none" draw:fill-color="#81d41a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P4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T1" style:family="text">
      <style:text-properties fo:font-size="18pt" fo:font-weight="bold"/>
    </style:style>
    <style:style style:name="T2" style:family="text">
      <style:text-properties fo:color="#ea7500" fo:font-size="18pt" fo:font-weight="bold"/>
    </style:style>
    <style:style style:name="T3" style:family="text">
      <style:text-properties fo:color="#ea7500" fo:font-size="17.8999996185303pt" fo:font-weight="bold"/>
    </style:style>
    <style:style style:name="T4" style:family="text">
      <style:text-properties fo:font-size="17.8999996185303pt" fo:font-weight="bold" style:font-weight-asian="bold" style:font-weight-complex="bold"/>
    </style:style>
    <style:style style:name="T5" style:family="text">
      <style:text-properties fo:color="#1c1c1c" fo:font-size="18pt" fo:font-weight="bold"/>
    </style:style>
    <style:style style:name="T6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3465a4" fo:font-size="17.8999996185303pt" fo:font-weight="bold" style:font-weight-asian="bold" style:font-weight-complex="bold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69a2e" fo:font-size="17.8999996185303pt" fo:font-weight="bold" style:font-weight-asian="bold" style:font-weight-complex="bold"/>
    </style:style>
    <style:style style:name="T10" style:family="text">
      <style:text-properties fo:color="#ea7500" fo:font-size="17.8999996185303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5983b0" fo:font-size="18pt" fo:font-weight="bold" style:font-weight-asian="bold" style:font-weight-complex="bold"/>
    </style:style>
    <style:style style:name="T13" style:family="text">
      <style:text-properties fo:color="#5983b0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69a2e" fo:font-size="18pt" fo:font-weight="bold" style:font-weight-asian="bold" style:font-weight-complex="bold"/>
    </style:style>
    <style:style style:name="T15" style:family="text">
      <style:text-properties fo:color="#ff5429" fo:font-size="18pt" fo:font-weight="bold" style:font-weight-asian="bold" style:font-weight-complex="bold"/>
    </style:style>
    <style:style style:name="T16" style:family="text">
      <style:text-properties fo:color="#ff860d" fo:font-size="18pt" fo:font-weight="bold" style:font-weight-asian="bold" style:font-weight-complex="bold"/>
    </style:style>
    <style:style style:name="T17" style:family="text">
      <style:text-properties fo:color="#5983b0" fo:font-size="17.7999992370605pt" fo:font-weight="bold" style:font-size-asian="17.7999992370605pt" style:font-weight-asian="bold" style:font-size-complex="17.7999992370605pt" style:font-weight-complex="bold"/>
    </style:style>
    <style:style style:name="T18" style:family="text">
      <style:text-properties fo:color="#00a933" fo:font-size="18pt" fo:font-weight="bold" style:font-weight-asian="bold" style:font-weight-complex="bold"/>
    </style:style>
    <style:style style:name="T19" style:family="text">
      <style:text-properties fo:color="#111111" fo:font-size="18pt" fo:font-weight="bold" style:font-weight-asian="bold" style:font-weight-complex="bold"/>
    </style:style>
    <style:style style:name="T20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111111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81d41a" fo:font-size="18pt" fo:font-weight="bold" style:font-weight-asian="bold" style:font-weight-complex="bold"/>
    </style:style>
    <style:style style:name="T24" style:family="text">
      <style:text-properties fo:color="#81d41a" fo:font-size="16pt" fo:font-weight="bold" style:font-size-asian="16pt" style:font-weight-asian="bold" style:font-size-complex="16pt" style:font-weight-complex="bold"/>
    </style:style>
    <style:style style:name="T25" style:family="text">
      <style:text-properties fo:color="#81d41a" fo:font-size="16pt" fo:font-weight="bold" style:font-weight-asian="bold" style:font-weight-complex="bold"/>
    </style:style>
    <style:style style:name="T26" style:family="text">
      <style:text-properties fo:color="#800080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4.354cm" svg:height="2.6cm" svg:x="0.83cm" svg:y="3.896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354cm" svg:height="2.6cm" svg:x="17.959cm" svg:y="2.895cm">
          <text:p text:style-name="P1"><text:span text:style-name="T1">COMPUTER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154cm" svg:y1="3.897cm" svg:x2="2.719cm" svg:y2="3.297cm">
          <text:p/>
        </draw:line>
        <draw:custom-shape draw:style-name="gr4" draw:text-style-name="P5" draw:layer="layout" svg:width="9.78cm" svg:height="7.795cm" draw:transform="skewX (-0.0190240888467382) translate (0.551cm 1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43cm" svg:height="7.795cm" svg:x="17.415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54cm" svg:height="2.6cm" svg:x="5.5cm" svg:y="3.9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343cm" svg:y1="3.296cm" svg:x2="7.4cm" svg:y2="3.9cm">
          <text:p/>
        </draw:line>
        <draw:custom-shape draw:style-name="gr6" draw:text-style-name="P7" draw:layer="layout" svg:width="3.592cm" svg:height="1.601cm" svg:x="18.331cm" svg:y="1.198cm">
          <text:p text:style-name="P6"><text:span text:style-name="T2">@ORTHO </text:span></text:p>
          <text:p text:style-name="P6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479cm" svg:height="1.802cm" svg:x="4.7cm" svg:y="0.897cm">
          <text:p text:style-name="P6"><text:span text:style-name="T3">@CASHIER 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701cm" svg:height="1.802cm" svg:x="18.259cm" svg:y="5.9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985cm" svg:y1="7.296cm" svg:x2="18.259cm" svg:y2="7.296cm">
          <text:p/>
        </draw:line>
        <draw:frame draw:style-name="gr9" draw:text-style-name="P8" draw:layer="layout" svg:width="13.716cm" svg:height="1.643cm" svg:x="6.202cm" svg:y="9.595cm">
          <draw:text-box>
            <text:p><text:span text:style-name="T4">U</text:span><text:span text:style-name="T4">N</text:span><text:span text:style-name="T4">I</text:span><text:span text:style-name="T4">T</text:span><text:span text:style-name="T4"> </text:span><text:span text:style-name="T4">D</text:span><text:span text:style-name="T4">I</text:span><text:span text:style-name="T4">S</text:span><text:span text:style-name="T4">T</text:span><text:span text:style-name="T4">A</text:span><text:span text:style-name="T4">N</text:span><text:span text:style-name="T4">C</text:span><text:span text:style-name="T4">E</text:span><text:span text:style-name="T4">: </text:span><text:span text:style-name="T4">1</text:span><text:span text:style-name="T4">2</text:span><text:span text:style-name="T4">m</text:span><text:span text:style-name="T4">e</text:span><text:span text:style-name="T4">t</text:span><text:span text:style-name="T4">e</text:span><text:span text:style-name="T4">r</text:span><text:span text:style-name="T4">s</text:span><text:span text:style-name="T4"> </text:span><text:span text:style-name="T4">(</text:span><text:span text:style-name="T4">a</text:span><text:span text:style-name="T4">p</text:span><text:span text:style-name="T4">p</text:span><text:span text:style-name="T4">r</text:span><text:span text:style-name="T4">o</text:span><text:span text:style-name="T4">x</text:span><text:span text:style-name="T4">.</text:span><text:span text:style-name="T4">)</text:span></text:p>
          </draw:text-box>
        </draw:frame>
        <draw:custom-shape draw:style-name="gr10" draw:text-style-name="P2" draw:layer="layout" svg:width="4.49cm" svg:height="1.802cm" svg:x="11.4cm" svg:y="6.396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43cm" svg:y1="3.296cm" svg:x2="17.959cm" svg:y2="3.296cm">
          <text:p/>
        </draw:line>
        <draw:custom-shape draw:style-name="gr8" draw:text-style-name="P2" draw:layer="layout" svg:width="3.701cm" svg:height="1.802cm" svg:x="3.384cm" svg:y="6.7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.483cm" svg:height="2cm" svg:x="0.86cm" svg:y="1.597cm">
          <text:p text:style-name="P9"><text:span text:style-name="T5">Mini</text:span></text:p>
          <text:p text:style-name="P9"><text:span text:style-name="T5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3" draw:text-style-name="P8" draw:layer="layout" svg:width="22.86cm" svg:height="9.991cm" svg:x="0.868cm" svg:y="1.596cm">
          <draw:text-box>
            <text:p><text:span text:style-name="T6"/></text:p>
            <text:p><text:span text:style-name="T6"/></text:p>
            <text:p><text:span text:style-name="T7">M</text:span><text:span text:style-name="T7">I</text:span><text:span text:style-name="T7">C</text:span><text:span text:style-name="T7">R</text:span><text:span text:style-name="T7">O</text:span><text:span text:style-name="T7">S</text:span><text:span text:style-name="T7">O</text:span><text:span text:style-name="T7">F</text:span><text:span text:style-name="T7">T</text:span><text:span text:style-name="T7"> </text:span><text:span text:style-name="T7">W</text:span><text:span text:style-name="T7">I</text:span><text:span text:style-name="T7">N</text:span><text:span text:style-name="T7">D</text:span><text:span text:style-name="T7">O</text:span><text:span text:style-name="T7">W</text:span><text:span text:style-name="T7">S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I</text:span><text:span text:style-name="T7">N</text:span><text:span text:style-name="T7">G</text:span><text:span text:style-name="T7"> </text:span><text:span text:style-name="T7">S</text:span><text:span text:style-name="T7">Y</text:span><text:span text:style-name="T7">S</text:span><text:span text:style-name="T7">T</text:span><text:span text:style-name="T7">E</text:span><text:span text:style-name="T7">M</text:span><text:span text:style-name="T7"> </text:span><text:span text:style-name="T7">(</text:span><text:span text:style-name="T7">O</text:span><text:span text:style-name="T7">S</text:span><text:span text:style-name="T7">)</text:span></text:p>
            <text:p text:style-name="P12"><text:span text:style-name="T4">+</text:span><text:span text:style-name="T4">B</text:span><text:span text:style-name="T4">A</text:span><text:span text:style-name="T4">T</text:span><text:span text:style-name="T4">C</text:span><text:span text:style-name="T4">H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 </text:span><text:span text:style-name="T4">F</text:span><text:span text:style-name="T4">I</text:span><text:span text:style-name="T4">L</text:span><text:span text:style-name="T4">E</text:span></text:p>
            <text:p text:style-name="P12"><text:span text:style-name="T8"/></text:p>
            <text:p><text:span text:style-name="T9">M</text:span><text:span text:style-name="T9">I</text:span><text:span text:style-name="T9">C</text:span><text:span text:style-name="T9">R</text:span><text:span text:style-name="T9">O</text:span><text:span text:style-name="T9">S</text:span><text:span text:style-name="T9">O</text:span><text:span text:style-name="T9">F</text:span><text:span text:style-name="T9">T</text:span><text:span text:style-name="T9"> </text:span><text:span text:style-name="T9">E</text:span><text:span text:style-name="T9">X</text:span><text:span text:style-name="T9">C</text:span><text:span text:style-name="T9">E</text:span><text:span text:style-name="T9">L</text:span><text:span text:style-name="T9"> </text:span><text:span text:style-name="T9">W</text:span><text:span text:style-name="T9">O</text:span><text:span text:style-name="T9">R</text:span><text:span text:style-name="T9">K</text:span><text:span text:style-name="T9">B</text:span><text:span text:style-name="T9">O</text:span><text:span text:style-name="T9">O</text:span><text:span text:style-name="T9">K</text:span></text:p>
            <text:p><text:span text:style-name="T4">+</text:span><text:span text:style-name="T4">M</text:span><text:span text:style-name="T4">A</text:span><text:span text:style-name="T4">C</text:span><text:span text:style-name="T4">R</text:span><text:span text:style-name="T4">O</text:span><text:span text:style-name="T4"> </text:span><text:span text:style-name="T4">(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 </text:span><text:span text:style-name="T4">B</text:span><text:span text:style-name="T4">A</text:span><text:span text:style-name="T4">S</text:span><text:span text:style-name="T4">I</text:span><text:span text:style-name="T4">C</text:span><text:span text:style-name="T4"> </text:span><text:span text:style-name="T4">F</text:span><text:span text:style-name="T4">O</text:span><text:span text:style-name="T4">R</text:span><text:span text:style-name="T4"> </text:span><text:span text:style-name="T4">A</text:span><text:span text:style-name="T4">P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text:span text:style-name="T4">)</text:span></text:p>
            <text:p><text:span text:style-name="T4">+</text:span><text:span text:style-name="T4">J</text:span><text:span text:style-name="T4">A</text:span><text:span text:style-name="T4">V</text:span><text:span text:style-name="T4">A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V</text:span><text:span text:style-name="T4">I</text:span><text:span text:style-name="T4">R</text:span><text:span text:style-name="T4">T</text:span><text:span text:style-name="T4">U</text:span><text:span text:style-name="T4">A</text:span><text:span text:style-name="T4">L</text:span><text:span text:style-name="T4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(</text:span><text:span text:style-name="T4">V</text:span><text:span text:style-name="T4">M</text:span><text:span text:style-name="T4">)</text:span></text:p>
            <text:p><text:span text:style-name="T4">+</text:span><text:span text:style-name="T4">P</text:span><text:span text:style-name="T4">H</text:span><text:span text:style-name="T4">P</text:span><text:span text:style-name="T4"> </text:span><text:span text:style-name="T4">H</text:span><text:span text:style-name="T4">Y</text:span><text:span text:style-name="T4">P</text:span><text:span text:style-name="T4">E</text:span><text:span text:style-name="T4">R</text:span><text:span text:style-name="T4">T</text:span><text:span text:style-name="T4">E</text:span><text:span text:style-name="T4">X</text:span><text:span text:style-name="T4">T</text:span><text:span text:style-name="T4"> </text:span><text:span text:style-name="T4">P</text:span><text:span text:style-name="T4">R</text:span><text:span text:style-name="T4">E</text:span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O</text:span><text:span text:style-name="T4">R</text:span><text:span text:style-name="T4"> </text:span><text:span text:style-name="T4">(</text:span><text:span text:style-name="T4">P</text:span><text:span text:style-name="T4">H</text:span><text:span text:style-name="T4">P</text:span><text:span text:style-name="T4">)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/text:p>
            <text:p><text:span text:style-name="T4">+</text:span><text:span text:style-name="T4">M</text:span><text:span text:style-name="T4">Y</text:span><text:span text:style-name="T4">S</text:span><text:span text:style-name="T4">Q</text:span><text:span text:style-name="T4">L</text:span><text:span text:style-name="T4"> </text:span><text:span text:style-name="T4">(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U</text:span><text:span text:style-name="T4">R</text:span><text:span text:style-name="T4">E</text:span><text:span text:style-name="T4">D</text:span><text:span text:style-name="T4"> </text:span><text:span text:style-name="T4">Q</text:span><text:span text:style-name="T4">U</text:span><text:span text:style-name="T4">E</text:span><text:span text:style-name="T4">R</text:span><text:span text:style-name="T4">Y</text:span><text:span text:style-name="T4"> </text:span><text:span text:style-name="T4">L</text:span><text:span text:style-name="T4">A</text:span><text:span text:style-name="T4">N</text:span><text:span text:style-name="T4">G</text:span><text:span text:style-name="T4">U</text:span><text:span text:style-name="T4">A</text:span><text:span text:style-name="T4">G</text:span><text:span text:style-name="T4">E</text:span><text:span text:style-name="T4">)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 </text:span><text:span text:style-name="T4">(</text:span><text:span text:style-name="T4">D</text:span><text:span text:style-name="T4">B</text:span><text:span text:style-name="T4">)</text:span></text:p>
            <text:p><text:span text:style-name="T8"/></text:p>
            <text:p><text:span text:style-name="T10">A</text:span><text:span text:style-name="T10">P</text:span><text:span text:style-name="T10">A</text:span><text:span text:style-name="T10">C</text:span><text:span text:style-name="T10">H</text:span><text:span text:style-name="T10">E</text:span><text:span text:style-name="T10"> </text:span><text:span text:style-name="T10">W</text:span><text:span text:style-name="T10">E</text:span><text:span text:style-name="T10">B</text:span><text:span text:style-name="T10"> </text:span><text:span text:style-name="T10">S</text:span><text:span text:style-name="T10">E</text:span><text:span text:style-name="T10">R</text:span><text:span text:style-name="T10">V</text:span><text:span text:style-name="T10">E</text:span><text:span text:style-name="T10">R</text:span></text:p>
          </draw:text-box>
        </draw:frame>
        <draw:custom-shape draw:style-name="gr14" draw:text-style-name="P14" draw:layer="layout" svg:width="22.315cm" svg:height="1.199cm" svg:x="0.868cm" svg:y="0.799cm">
          <text:p text:style-name="P13"><text:span text:style-name="T11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5" draw:text-style-name="P15" draw:layer="layout" svg:width="17.455cm" svg:height="14.598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.5cm" svg:height="2.6cm" svg:x="12.9cm" svg:y="0.8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10.599cm" svg:height="3.491cm" svg:x="0.8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749cm" svg:height="3.199cm" svg:x="0.8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572cm" svg:height="2.6cm" svg:x="1.177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4.572cm" svg:height="2.6cm" svg:x="1.326cm" svg:y="8.095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4.572cm" svg:height="2.6cm" svg:x="6.334cm" svg:y="8.095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4.572cm" svg:height="2.6cm" svg:x="19.03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0.653cm" svg:height="1.3cm" svg:x="8.4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3" draw:layer="layout" svg:width="11.212cm" svg:height="6.399cm" svg:x="18.3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572cm" svg:height="2.6cm" svg:x="18.608cm" svg:y="8.294cm">
          <text:p text:style-name="P24"><text:span text:style-name="T16">APACHE </text:span></text:p>
          <text:p text:style-name="P24"><text:span text:style-name="T16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7.907cm" svg:height="0.499cm" svg:x="10.9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2" draw:layer="layout" svg:width="1.593cm" svg:height="0.6cm" svg:x="23.1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2" draw:layer="layout" svg:width="0.653cm" svg:height="1.399cm" svg:x="26.8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6" draw:layer="layout" svg:width="11.385cm" svg:height="14.598cm" svg:x="0.4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4.137cm" svg:height="2.6cm" svg:x="1.068cm" svg:y="11.7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CASHIER UNIT</text:span></text:p>
          <text:p text:style-name="P16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0.653cm" svg:height="1.3cm" svg:x="28.1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5.483cm" svg:height="2.6cm" svg:x="5.8cm" svg:y="11.995cm">
          <text:p text:style-name="P24"><text:span text:style-name="T16">PHP COMMAND </text:span></text:p>
          <text:p text:style-name="P24"><text:span text:style-name="T16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0.9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26.5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3" draw:layer="layout" svg:width="3.3cm" svg:height="2.6cm" svg:x="26.3cm" svg:y="5.195cm">
          <text:p text:style-name="P32"><text:span text:style-name="T19">BATCH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4.572cm" svg:height="1.8cm" svg:x="12.928cm" svg:y="12.6cm">
          <text:p text:style-name="P34"><text:span text:style-name="T21">DATA PACKET</text:span></text:p>
          <text:p text:style-name="P34"><text:span text:style-name="T21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3" draw:layer="layout" svg:width="3.3cm" svg:height="2.6cm" svg:x="14.4cm" svg:y="9.5cm">
          <text:p text:style-name="P32"><text:span text:style-name="T19">BATCH 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18.8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2" draw:layer="layout" svg:width="0.653cm" svg:height="1.902cm" svg:x="16.8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37" draw:layer="layout" svg:width="4.3cm" svg:height="5cm" svg:x="24.9cm" svg:y="9.8cm">
          <text:p text:style-name="P36"><text:span text:style-name="T12">MYSQL</text:span></text:p>
          <text:p text:style-name="P36"><text:span text:style-name="T1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22" draw:layer="layout" svg:width="0.653cm" svg:height="1.3cm" svg:x="8.4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2" draw:layer="layout" svg:width="0.653cm" svg:height="1.3cm" svg:x="8.4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9" draw:layer="layout" svg:width="4.572cm" svg:height="3.706cm" svg:x="18.812cm" svg:y="10.894cm">
          <text:p text:style-name="P24"><text:span text:style-name="T16">PHP</text:span></text:p>
          <text:p text:style-name="P24"><text:span text:style-name="T16">COMPUTER</text:span></text:p>
          <text:p text:style-name="P24"><text:span text:style-name="T16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9" draw:layer="layout" svg:width="2.9cm" svg:height="2.2cm" svg:x="3.9cm" svg:y="5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5.723cm" svg:y="3.5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9" draw:layer="layout" svg:width="2.9cm" svg:height="2.2cm" svg:x="22.5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7.9cm 6.3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1" draw:layer="layout" svg:width="5.66cm" svg:height="2.6cm" svg:x="5.558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1" draw:layer="layout" svg:width="3.398cm" svg:height="2.095cm" svg:x="7.702cm" svg:y="5cm">
          <text:p text:style-name="P40"><text:span text:style-name="T20">BATCH </text:span></text:p>
          <text:p text:style-name="P40"><text:span text:style-name="T20">COMMAND </text:span></text:p>
          <text:p text:style-name="P40"><text:span text:style-name="T20">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50" draw:text-style-name="P43" draw:layer="layout" svg:width="5.5cm" svg:height="2.6cm" svg:x="24.1cm" svg:y="11.8cm">
          <text:p text:style-name="P42"><text:span text:style-name="T23">GOOGLE ANDROID</text:span></text:p>
          <text:p text:style-name="P42"><text:span text:style-name="T24">@ORTHO &amp; PT UNIT</text:span></text:p>
          <text:p text:style-name="P42"><text:span text:style-name="T24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17.455cm" svg:height="10.804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7" draw:layer="layout" svg:width="5.5cm" svg:height="2.6cm" svg:x="12.9cm" svg:y="0.895cm">
          <text:p text:style-name="P16"><text:span text:style-name="T12">M</text:span><text:span text:style-name="T12">I</text:span><text:span text:style-name="T12">C</text:span><text:span text:style-name="T12">R</text:span><text:span text:style-name="T12">O</text:span><text:span text:style-name="T12">S</text:span><text:span text:style-name="T12">O</text:span><text:span text:style-name="T12">F</text:span><text:span text:style-name="T12">T</text:span></text:p>
          <text:p text:style-name="P16"><text:span text:style-name="T12">W</text:span><text:span text:style-name="T12">I</text:span><text:span text:style-name="T12">N</text:span><text:span text:style-name="T12">D</text:span><text:span text:style-name="T12">O</text:span><text:span text:style-name="T12">W</text:span><text:span text:style-name="T12">S</text:span></text:p>
          <text:p text:style-name="P16"><text:span text:style-name="T13">@</text:span><text:span text:style-name="T13">O</text:span><text:span text:style-name="T13">R</text:span><text:span text:style-name="T13">T</text:span><text:span text:style-name="T13">H</text:span><text:span text:style-name="T13">O</text:span><text:span text:style-name="T13"> </text:span><text:span text:style-name="T13">&amp;</text:span><text:span text:style-name="T13"> </text:span><text:span text:style-name="T13">P</text:span><text:span text:style-name="T13">T</text:span><text:span text:style-name="T13"> </text:span><text:span text:style-name="T13">U</text:span><text:span text:style-name="T13">N</text:span><text:span text:style-name="T13">I</text:span><text:span text:style-name="T13">T</text:span></text:p>
          <text:p text:style-name="P16"><text:span text:style-name="T13">S</text:span><text:span text:style-name="T13">E</text:span><text:span text:style-name="T13">R</text:span><text:span text:style-name="T13">V</text:span><text:span text:style-name="T13">E</text:span><text:span text:style-name="T13">R</text:span><text:span text:style-name="T13"> </text:span><text:span text:style-name="T13">C</text:span><text:span text:style-name="T13">O</text:span><text:span text:style-name="T1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draw:layer="layout" svg:width="4.572cm" svg:height="2.6cm" svg:x="19.03cm" svg:y="1.096cm">
          <text:p text:style-name="P13"><text:span text:style-name="T14">MICROS</text:span><text:span text:style-name="T14">OFT </text:span></text:p>
          <text:p text:style-name="P13"><text:span text:style-name="T14">EXCEL </text:span></text:p>
          <text:p text:style-name="P13"><text:span text:style-name="T14">WORKB</text:span><text:span text:style-name="T14">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7.7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draw:layer="layout" svg:width="2.9cm" svg:height="2.2cm" svg:x="26.7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5.053cm" svg:y="6.001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2" draw:layer="layout" svg:width="1.092cm" svg:height="0.6cm" draw:transform="rotate (-3.14159265358979) translate (22.144cm 6.6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26" draw:layer="layout" svg:width="10.2cm" svg:height="3.6cm" svg:x="19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4" draw:layer="layout" svg:width="5.5cm" svg:height="2.6cm" svg:x="12.9cm" svg:y="0.8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9" draw:layer="layout" svg:width="2.9cm" svg:height="2.2cm" svg:x="18.1cm" svg:y="8.6cm">
          <text:p text:style-name="P38"><text:span text:style-name="T22">.TXT FILE </text:span></text:p>
          <text:p text:style-name="P38"><text:span text:style-name="T22">[SMS DAY</text:span></text:p>
          <text:p text:style-name="P38"><text:span text:style-name="T22">REPOR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8" draw:layer="layout" svg:width="5.8cm" svg:height="2cm" svg:x="22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6" draw:layer="layout" svg:width="4.572cm" svg:height="2.6cm" svg:x="22.9cm" svg:y="8.5cm">
          <text:p text:style-name="P45"><text:span text:style-name="T25">GOOGLE ANDROID </text:span></text:p>
          <text:p text:style-name="P45"><text:span text:style-name="T25">DEBUG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3.547cm" svg:y="7.4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33" draw:layer="layout" svg:width="3.3cm" svg:height="2.6cm" svg:x="22.2cm" svg:y="5.2cm">
          <text:p text:style-name="P32"><text:span text:style-name="T19">BATCH</text:span></text:p>
          <text:p text:style-name="P32"><text:span text:style-name="T20">COMMAND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19.2cm" svg:y="7.29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2" draw:layer="layout" svg:width="1.092cm" svg:height="0.6cm" draw:transform="rotate (-3.14159265358979) translate (22.192cm 10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8" draw:text-style-name="P33" draw:layer="layout" svg:width="3.3cm" svg:height="2.6cm" svg:x="20.2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2.747cm" svg:y="10.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9" draw:text-style-name="P43" draw:layer="layout" svg:width="5.5cm" svg:height="2.6cm" svg:x="2.4cm" svg:y="8.5cm">
          <text:p text:style-name="P42"><text:span text:style-name="T25">GOOGLE ANDROID</text:span></text:p>
          <text:p text:style-name="P42"><text:span text:style-name="T24">@MOSC UNIT</text:span></text:p>
          <text:p text:style-name="P42"><text:span text:style-name="T24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6" draw:layer="layout" svg:width="9.4cm" svg:height="7.4cm" svg:x="2.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8" draw:layer="layout" svg:width="3.3cm" svg:height="2.6cm" svg:x="8cm" svg:y="8.6cm">
          <text:p text:style-name="P47"><text:span text:style-name="T26">RAKUTEN</text:span></text:p>
          <text:p text:style-name="P47"><text:span text:style-name="T26">VIBER</text:span></text:p>
          <text:p text:style-name="P47"><text:span text:style-name="T26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2" draw:layer="layout" svg:width="9cm" svg:height="0.704cm" svg:x="11.2cm" svg:y="13.4cm">
          <text:p text:style-name="P22"/>
          <draw:enhanced-geometry svg:viewBox="0 0 21600 21600" draw:text-areas="0 ?f0 ?f5 ?f2" draw:mirror-horizontal="true" draw:type="right-arrow" draw:modifiers="19948.9834462837 8258.121546961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4.49cm" svg:height="1.802cm" svg:x="7.4cm" svg:y="1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0.653cm" svg:height="5.798cm" svg:x="9.4cm" svg:y="2.802cm">
          <text:p/>
          <draw:enhanced-geometry svg:viewBox="0 0 21600 21600" draw:mirror-horizontal="false" draw:mirror-vertical="false" draw:text-areas="?f0 ?f7 ?f2 21600" draw:type="up-arrow" draw:modifiers="3614.7883550634 7629.3577981651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22" draw:layer="layout" svg:width="0.853cm" svg:height="1.6cm" svg:x="9.2cm" svg:y="11.2cm">
          <text:p/>
          <draw:enhanced-geometry svg:viewBox="0 0 21600 21600" draw:mirror-horizontal="false" draw:mirror-vertical="false" draw:text-areas="?f0 ?f7 ?f2 21600" draw:type="up-arrow" draw:modifiers="6421.98625858838 8245.433255269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5" draw:text-style-name="P33" draw:layer="layout" svg:width="3.3cm" svg:height="2.6cm" svg:x="7.9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81d41a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efault" style:page-layout-name="PM1" draw:style-name="Mdp1">
      <draw:frame presentation:style-name="Default-title" draw:layer="backgroundobjects" svg:width="27.431cm" svg:height="2.629cm" svg:x="1.521cm" svg:y="0.624cm" presentation:class="title" presentation:placeholder="true">
        <draw:text-box/>
      </draw:frame>
      <draw:frame presentation:style-name="Default-outline1" draw:layer="backgroundobjects" svg:width="27.431cm" svg:height="9.133cm" svg:x="1.521cm" svg:y="3.681cm" presentation:class="outline" presentation:placeholder="true">
        <draw:text-box/>
      </draw:frame>
      <draw:frame presentation:style-name="Mpr1" draw:text-style-name="MP2" draw:layer="backgroundobjects" svg:width="7.101cm" svg:height="1.085cm" svg:x="1.521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085cm" svg:x="10.421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085cm" svg:x="21.851cm" svg:y="14.34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26:46.346224437</meta:creation-date>
    <dc:date>2021-05-17T16:14:11.281548306</dc:date>
    <meta:editing-duration>PT5H2S</meta:editing-duration>
    <meta:editing-cycles>248</meta:editing-cycles>
    <meta:generator>LibreOffice/6.4.6.2$Linux_X86_64 LibreOffice_project/40$Build-2</meta:generator>
    <meta:document-statistic meta:object-count="120"/>
  </office:meta>
</office:document-meta>
</file>